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2.9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6.29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auto-grow-height="false" fo:min-height="0.749cm" fo:min-width="0.499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6.2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_32__20_Dots_20_1_20_Dash"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ff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.1cm" svg:stroke-color="#00ff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34cm" svg:height="0.918cm" svg:x="7.306cm" svg:y="1.5cm">
          <draw:text-box>
            <text:p text:style-name="P1">Ejemplos de uso de IRPCv2</text:p>
          </draw:text-box>
        </draw:frame>
        <draw:frame draw:style-name="gr2" draw:text-style-name="P1" draw:layer="layout" svg:width="13.336cm" svg:height="0.918cm" svg:x="3.5cm" svg:y="2.773cm">
          <draw:text-box>
            <text:p text:style-name="P1">Leer de un servidor que se enciende sólo ocasionalmente:</text:p>
          </draw:text-box>
        </draw:frame>
        <draw:custom-shape draw:style-name="gr3" draw:text-style-name="P2" draw:id="id1" draw:layer="layout" svg:width="2.39cm" svg:height="0.975cm" svg:x="1.939cm" svg:y="4.531cm">
          <text:p text:style-name="P2">Servic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2" draw:layer="layout" svg:width="3.415cm" svg:height="1.058cm" svg:x="8.585cm" svg:y="4.539cm">
          <text:p text:style-name="P2">Demonio</text:p>
          <text:p text:style-name="P2">IRPC2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2" draw:layer="layout" draw:type="curve" svg:x1="4.329cm" svg:y1="5.018cm" svg:x2="8.585cm" svg:y2="5.068cm" draw:start-shape="id1" draw:start-glue-point="7" draw:end-shape="id2" svg:d="m4329 5018c3192 0 1064 50 4256 50">
          <text:p/>
        </draw:connector>
        <draw:custom-shape draw:style-name="gr3" draw:text-style-name="P2" draw:id="id3" draw:layer="layout" svg:width="3.074cm" svg:height="1.299cm" svg:x="15.5cm" svg:y="4.5cm">
          <text:p text:style-name="P2">Aplicación</text:p>
          <text:p text:style-name="P2">client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curve" svg:x1="15.5cm" svg:y1="5.15cm" svg:x2="12cm" svg:y2="5.068cm" draw:start-shape="id3" draw:start-glue-point="6" draw:end-shape="id2" svg:d="m15500 5150c-2625 0-875-82-3500-82">
          <text:p/>
        </draw:connector>
        <draw:custom-shape draw:style-name="gr5" draw:text-style-name="P1" draw:layer="layout" svg:width="4.097cm" svg:height="2.597cm" svg:x="1.5cm" svg:y="3.5cm">
          <text:p text:style-name="P1">Servidor Privado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279.4801299675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1" draw:layer="layout" svg:width="5.123cm" svg:height="2.597cm" svg:x="7.877cm" svg:y="3.5cm">
          <text:p text:style-name="P1">Servidor Web Dedicado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279.4801299675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1" draw:layer="layout" svg:width="4.097cm" svg:height="2.597cm" svg:x="15cm" svg:y="3.5cm">
          <text:p text:style-name="P1">Ordenador Portátil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279.4801299675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1" draw:layer="layout" svg:width="13.317cm" svg:height="0.918cm" svg:x="4.183cm" svg:y="6.5cm">
          <draw:text-box>
            <text:p text:style-name="P1">(cada uno puede estar en una conexión a internet distinta)</text:p>
          </draw:text-box>
        </draw:frame>
        <draw:frame draw:style-name="gr7" draw:text-style-name="P1" draw:layer="layout" svg:width="14.362cm" svg:height="1.199cm" svg:x="3.388cm" svg:y="8cm">
          <draw:text-box>
            <text:p text:style-name="P1">Un servidor que se enciende muy poco y queremos tener una aplicación </text:p>
            <text:p text:style-name="P1">intermedia que cachee los datos (proxy) para poder consultarlos siempre.</text:p>
          </draw:text-box>
        </draw:frame>
        <draw:custom-shape draw:style-name="gr3" draw:text-style-name="P2" draw:id="id4" draw:layer="layout" svg:width="2.39cm" svg:height="0.975cm" svg:x="1.939cm" svg:y="11.031cm">
          <text:p text:style-name="P2">Servic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5" draw:layer="layout" svg:width="3.415cm" svg:height="1.058cm" svg:x="11.085cm" svg:y="10.942cm">
          <text:p text:style-name="P2">Demonio</text:p>
          <text:p text:style-name="P2">IRPC2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2" draw:layer="layout" draw:type="curve" svg:x1="4.329cm" svg:y1="11.518cm" svg:x2="11.085cm" svg:y2="11.471cm" draw:start-shape="id4" draw:start-glue-point="7" draw:end-shape="id5" svg:d="m4329 11518c5067 0 1689-47 6756-47">
          <text:p/>
        </draw:connector>
        <draw:custom-shape draw:style-name="gr3" draw:text-style-name="P2" draw:id="id6" draw:layer="layout" svg:width="3.074cm" svg:height="1.299cm" svg:x="16.426cm" svg:y="10.798cm">
          <text:p text:style-name="P2">Aplicación</text:p>
          <text:p text:style-name="P2">client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curve" svg:x1="16.426cm" svg:y1="11.448cm" svg:x2="14.5cm" svg:y2="11.471cm" draw:start-shape="id6" draw:start-glue-point="6" draw:end-shape="id5" svg:d="m16426 11448c-1444 0-482 23-1926 23">
          <text:p/>
        </draw:connector>
        <draw:custom-shape draw:style-name="gr5" draw:text-style-name="P1" draw:layer="layout" svg:width="4.097cm" svg:height="2.597cm" svg:x="1.5cm" svg:y="10cm">
          <text:p text:style-name="P1">Servidor Privado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279.4801299675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1" draw:layer="layout" svg:width="9.5cm" svg:height="4cm" svg:x="6cm" svg:y="10cm">
          <text:p text:style-name="P1">Servidor Web Dedicado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9.0002499375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1" draw:layer="layout" svg:width="4.097cm" svg:height="2.597cm" svg:x="15.903cm" svg:y="10cm">
          <text:p text:style-name="P1">Ordenador Portátil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279.4801299675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8" draw:text-style-name="P2" draw:layer="layout" draw:type="curve" svg:x1="17.037cm" svg:y1="5.799cm" svg:x2="3.134cm" svg:y2="5.506cm" draw:start-shape="id3" draw:start-glue-point="8" draw:end-shape="id1" draw:end-glue-point="6" svg:d="m17037 5799c0 751-13903 898-13903-293">
          <text:p/>
        </draw:connector>
        <draw:custom-shape draw:style-name="gr3" draw:text-style-name="P2" draw:id="id7" draw:layer="layout" svg:width="2.39cm" svg:height="0.975cm" svg:x="10.5cm" svg:y="12.525cm">
          <text:p text:style-name="P2">Servici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curve" svg:x1="11.695cm" svg:y1="12.525cm" svg:x2="12.792cm" svg:y2="12cm" draw:start-shape="id7" draw:start-glue-point="4" draw:end-shape="id5" draw:end-glue-point="2" svg:d="m11695 12525c0-393 1097-131 1097-525">
          <text:p/>
        </draw:connector>
        <draw:custom-shape draw:style-name="gr3" draw:text-style-name="P2" draw:id="id8" draw:layer="layout" svg:width="3.074cm" svg:height="1.299cm" svg:x="6.5cm" svg:y="12cm">
          <text:p text:style-name="P2">Aplicación</text:p>
          <text:p text:style-name="P2">client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curve" svg:x1="8.037cm" svg:y1="12cm" svg:x2="11.085cm" svg:y2="11.471cm" draw:start-shape="id8" draw:start-glue-point="4" draw:end-shape="id5" svg:d="m8037 12000c0-353 1016-529 3048-529">
          <text:p/>
        </draw:connector>
        <draw:connector draw:style-name="gr8" draw:text-style-name="P2" draw:layer="layout" draw:type="curve" svg:x1="17.963cm" svg:y1="12.097cm" svg:x2="12.89cm" svg:y2="13.012cm" draw:start-shape="id6" draw:start-glue-point="8" draw:end-shape="id7" draw:end-glue-point="7" svg:d="m17963 12097c0 610-1691 915-5073 915">
          <text:p/>
        </draw:connector>
        <draw:connector draw:style-name="gr8" draw:text-style-name="P2" draw:layer="layout" draw:type="curve" svg:x1="6.5cm" svg:y1="12.649cm" svg:x2="3.134cm" svg:y2="12.006cm" draw:start-shape="id8" draw:end-shape="id4" draw:end-glue-point="6" svg:d="m6500 12649c-2244 0-3366-214-3366-643">
          <text:p/>
        </draw:connector>
        <draw:connector draw:style-name="gr9" draw:text-style-name="P2" draw:layer="layout" draw:type="lines" draw:line-skew="-0.242cm 0.227cm" svg:x1="9.574cm" svg:y1="12.649cm" svg:x2="10.5cm" svg:y2="13.012cm" draw:start-shape="id8" draw:end-shape="id7" svg:d="m9574 12649h260l392 363h274">
          <text:p/>
        </draw:connector>
        <draw:connector draw:style-name="gr10" draw:text-style-name="P2" draw:layer="layout" draw:type="curve" svg:x1="16.07cm" svg:y1="26.789cm" svg:x2="19.233cm" svg:y2="27cm" svg:d="m16070 26789c2373 0 792 211 3163 211">
          <text:p text:style-name="P2">Socket</text:p>
        </draw:connector>
        <draw:connector draw:style-name="gr8" draw:text-style-name="P2" draw:layer="layout" draw:type="curve" draw:line-skew="0.127cm" svg:x1="16cm" svg:y1="28cm" svg:x2="19.491cm" svg:y2="27.971cm" svg:d="m16000 28000c2809 0 1064-29 3491-29">
          <text:p/>
        </draw:connector>
        <draw:frame draw:style-name="gr7" draw:text-style-name="P1" draw:layer="layout" svg:width="3.241cm" svg:height="0.725cm" svg:x="16cm" svg:y="27.5cm">
          <draw:text-box>
            <text:p text:style-name="P1">Petición Datos</text:p>
          </draw:text-box>
        </draw:frame>
        <draw:connector draw:style-name="gr11" draw:text-style-name="P2" draw:layer="layout" draw:type="lines" svg:x1="16.007cm" svg:y1="25.566cm" svg:x2="19.076cm" svg:y2="26.188cm" svg:d="m16007 25566v0l3069 622v0">
          <text:p text:style-name="P2">Servicios</text:p>
          <text:p text:style-name="P2">Vinculado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3T15:28:23</meta:creation-date>
    <dc:date>2010-04-13T15:48:56</dc:date>
    <meta:editing-duration>PT00H20M34S</meta:editing-duration>
    <meta:editing-cycles>5</meta:editing-cycles>
    <meta:generator>OpenOffice.org/3.2$Unix OpenOffice.org_project/320m12$Build-9483</meta:generator>
    <meta:document-statistic meta:object-count="32"/>
  </office:meta>
</office:document-meta>
</file>